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US" style:font-size-asian="20pt" style:font-size-complex="20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ce181e" fo:font-size="15pt" style:text-underline-style="solid" style:text-underline-width="auto" style:text-underline-color="font-color" style:text-underline-mode="continuous" style:text-overline-mode="continuous" style:text-line-through-mode="continuous" style:font-size-asian="15pt" style:font-size-complex="15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6" style:family="paragraph" style:parent-style-name="Standard" style:list-style-name="L1">
      <style:text-properties officeooo:rsid="000beee5" officeooo:paragraph-rsid="000beee5"/>
    </style:style>
    <style:style style:name="P7" style:family="paragraph" style:parent-style-name="Standard" style:list-style-name="L2">
      <style:text-properties officeooo:rsid="000beee5" officeooo:paragraph-rsid="000beee5"/>
    </style:style>
    <style:style style:name="P8" style:family="paragraph" style:parent-style-name="Standard" style:list-style-name="L3">
      <style:text-properties officeooo:rsid="000cb178" officeooo:paragraph-rsid="000cb178"/>
    </style:style>
    <style:style style:name="P9" style:family="paragraph" style:parent-style-name="Standard" style:list-style-name="L3">
      <style:text-properties officeooo:rsid="000d870c" officeooo:paragraph-rsid="000d870c"/>
    </style:style>
    <style:style style:name="P10" style:family="paragraph" style:parent-style-name="Standard" style:list-style-name="L4">
      <style:text-properties officeooo:rsid="000fc9c4" officeooo:paragraph-rsid="000fc9c4"/>
    </style:style>
    <style:style style:name="P11" style:family="paragraph" style:parent-style-name="Standard">
      <style:paragraph-properties fo:text-align="justify" style:justify-single-word="false"/>
      <style:text-properties officeooo:paragraph-rsid="00129040"/>
    </style:style>
    <style:style style:name="T1" style:family="text">
      <style:text-properties officeooo:rsid="000a18f7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font-size="20pt" fo:language="en" fo:country="US" officeooo:rsid="000a18f7" style:font-size-asian="20pt" style:font-size-complex="20pt"/>
    </style:style>
    <style:style style:name="T4" style:family="text">
      <style:text-properties fo:font-size="20pt" fo:language="en" fo:country="US" officeooo:rsid="0008bbcc" style:font-size-asian="20pt" style:font-size-complex="20pt"/>
    </style:style>
    <style:style style:name="T5" style:family="text">
      <style:text-properties officeooo:rsid="00129040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Test unitaire – </text:span><text:span text:style-name="T4">T</text:span><text:span text:style-name="T3">ransfert du deck</text:span></text:p>
      <text:p text:style-name="P1">Projet Dungeon Of Cards</text:p>
      <text:p text:style-name="P2"/>
      <text:p text:style-name="P2"/>
      <text:p text:style-name="P3">Fonction<text:span text:style-name="T5">s</text:span> testée<text:span text:style-name="T5">s</text:span> :</text:p>
      <text:p text:style-name="Standard"/>
      <text:p text:style-name="P4"><text:tab/><text:span text:style-name="T1">La fonction transfert_deck, permettant de vider le deck et d’y ajouter des cartes semi-aléatoires parmi celles de la collection du joueur pour une nouvelle partie.</text:span></text:p>
      <text:p text:style-name="P11"><text:tab/><text:span text:style-name="T1">Pour s’assurer d’avoir des cartes permettant de jouer, une carte d’attaque non-consommable (à usage infini) et une carte de soin doivent au minimum être transférées. Deux autres cartes aléatoires sont ajoutées si le joueur en possède suffisament.</text:span></text:p>
      <text:p text:style-name="Standard"/>
      <text:p text:style-name="P3">Cas valides :</text:p>
      <text:p text:style-name="Standard"/>
      <text:list xml:id="list3877878391" text:style-name="L1">
        <text:list-item>
          <text:p text:style-name="P6">Le joueur a au moins une carte d’attaque non consommable et une carte de soin.</text:p>
        </text:list-item>
      </text:list>
      <text:p text:style-name="Standard"/>
      <text:p text:style-name="P3">Cas invalides :</text:p>
      <text:p text:style-name="Standard"/>
      <text:list xml:id="list117647493" text:style-name="L2">
        <text:list-item>
          <text:p text:style-name="P7">Le joueur n’a pas de cartes dans son deck,</text:p>
        </text:list-item>
        <text:list-item>
          <text:p text:style-name="P7">Le joueur a des cartes mais n’a pas de carte d’attaque non consommable ni de carte de soin.</text:p>
        </text:list-item>
      </text:list>
      <text:p text:style-name="Standard"/>
      <text:p text:style-name="Standard"/>
      <text:p text:style-name="P3">Jeux de données :</text:p>
      <text:p text:style-name="Standard"/>
      <text:list xml:id="list1281294714" text:style-name="L3">
        <text:list-item>
          <text:p text:style-name="P8">Une collection fournie avec des cartes de tous types,</text:p>
        </text:list-item>
        <text:list-item>
          <text:p text:style-name="P8">Une collection ne contenant que les deux cartes minimum,</text:p>
        </text:list-item>
        <text:list-item>
          <text:p text:style-name="P9">Une collection vide.</text:p>
        </text:list-item>
      </text:list>
      <text:p text:style-name="Standard"/>
      <text:p text:style-name="Standard"/>
      <text:p text:style-name="P3">Résultats obtenus :</text:p>
      <text:p text:style-name="Standard"/>
      <text:list xml:id="list2717601271" text:style-name="L4">
        <text:list-item>
          <text:p text:style-name="P10">Le deck contient les deux cartes minimum ainsi que jusqu’à deux autres cartes aléatoires,</text:p>
        </text:list-item>
        <text:list-item>
          <text:p text:style-name="P10">Le deck contient les deux cartes minimum,</text:p>
        </text:list-item>
        <text:list-item>
          <text:p text:style-name="P10">Le deck est vide. Le jeu est quitté et un message d’erreur est affiché. <text:line-break/>Cette erreur apparaît aussi à chaque entrée dans le jeu si le deck est vide, ce qui ne devrait jamais arriver à moins que les fichiers de sauvegarde soient supprimé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4-03T09:24:00Z</meta:creation-date>
    <dc:date>2020-05-12T14:37:47.770000000</dc:date>
    <meta:editing-cycles>12</meta:editing-cycles>
    <meta:editing-duration>PT35M7S</meta:editing-duration>
    <meta:document-statistic meta:table-count="0" meta:image-count="0" meta:object-count="0" meta:page-count="1" meta:paragraph-count="18" meta:word-count="224" meta:character-count="1274" meta:non-whitespace-character-count="1073"/>
    <meta:template xlink:type="simple" xlink:actuate="onRequest" xlink:title="" xlink:href="Normal.dotm"/>
  </office:meta>
</office:document-meta>
</file>